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officeooo:rsid="000d6c0a" officeooo:paragraph-rsid="000d6c0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 fo:font-size="14pt" fo:font-weight="bold" officeooo:rsid="000d6c0a" officeooo:paragraph-rsid="000d6c0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fo:font-weight="bold" officeooo:rsid="00114620" officeooo:paragraph-rsid="0011462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fo:font-weight="bold" officeooo:rsid="00136bdb" officeooo:paragraph-rsid="00136bd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officeooo:rsid="000d6c0a" officeooo:paragraph-rsid="000d6c0a"/>
    </style:style>
    <style:style style:name="P6" style:family="paragraph" style:parent-style-name="Standard">
      <style:text-properties style:font-name="Verdana" officeooo:rsid="000dbced" officeooo:paragraph-rsid="000dbced"/>
    </style:style>
    <style:style style:name="P7" style:family="paragraph" style:parent-style-name="Standard">
      <style:text-properties style:font-name="Verdana" officeooo:rsid="000dbced" officeooo:paragraph-rsid="00114620"/>
    </style:style>
    <style:style style:name="P8" style:family="paragraph" style:parent-style-name="Standard">
      <style:text-properties style:font-name="Verdana" officeooo:rsid="000dbced" officeooo:paragraph-rsid="00136bdb"/>
    </style:style>
    <style:style style:name="P9" style:family="paragraph" style:parent-style-name="Standard">
      <style:text-properties style:font-name="Verdana" officeooo:rsid="000e46c6" officeooo:paragraph-rsid="000e46c6"/>
    </style:style>
    <style:style style:name="P10" style:family="paragraph" style:parent-style-name="Standard">
      <style:text-properties style:font-name="Verdana" officeooo:rsid="00114620" officeooo:paragraph-rsid="00114620"/>
    </style:style>
    <style:style style:name="P11" style:family="paragraph" style:parent-style-name="Standard">
      <style:text-properties style:font-name="Verdana" fo:font-weight="normal" officeooo:rsid="000dbced" officeooo:paragraph-rsid="00114620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0dbced" officeooo:paragraph-rsid="00136bdb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114620" officeooo:paragraph-rsid="00114620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114620" officeooo:paragraph-rsid="00136bdb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136bdb" officeooo:paragraph-rsid="00136bdb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14fcfc" officeooo:paragraph-rsid="0014fcfc" style:font-weight-asian="normal" style:font-weight-complex="normal"/>
    </style:style>
    <style:style style:name="P17" style:family="paragraph" style:parent-style-name="Standard">
      <style:text-properties style:font-name="Verdana" fo:font-weight="bold" officeooo:rsid="00136bdb" officeooo:paragraph-rsid="00136bdb" style:font-weight-asian="bold" style:font-weight-complex="bold"/>
    </style:style>
    <style:style style:name="P18" style:family="paragraph" style:parent-style-name="Standard">
      <style:text-properties style:font-name="Verdana" fo:font-weight="bold" officeooo:rsid="00114620" officeooo:paragraph-rsid="00114620" style:font-weight-asian="bold" style:font-weight-complex="bold"/>
    </style:style>
    <style:style style:name="T1" style:family="text">
      <style:text-properties officeooo:rsid="000e46c6"/>
    </style:style>
    <style:style style:name="T2" style:family="text">
      <style:text-properties officeooo:rsid="000f7809"/>
    </style:style>
    <style:style style:name="T3" style:family="text">
      <style:text-properties officeooo:rsid="0011462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c889"/>
    </style:style>
    <style:style style:name="T6" style:family="text">
      <style:text-properties officeooo:rsid="00136bdb"/>
    </style:style>
    <style:style style:name="T7" style:family="text">
      <style:text-properties officeooo:rsid="001630fd"/>
    </style:style>
    <style:style style:name="T8" style:family="text">
      <style:text-properties officeooo:rsid="00166a20"/>
    </style:style>
    <style:style style:name="T9" style:family="text">
      <style:text-properties officeooo:rsid="0016c4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de ordenación</text:p>
      <text:p text:style-name="P1"/>
      <text:p text:style-name="P2">Inserción directa(baraja):</text:p>
      <text:p text:style-name="P5"/>
      <text:p text:style-name="P5">El método consiste en repetir el siguiente proceso desde la segunda componente hasta la última. Se to<text:span text:style-name="T1">m</text:span>a dicha componente y se inserta en el lugar que le corresponde situados a su izquierda. Las componentes superiores a la tratada se desplazan un lugar a la derecha.</text:p>
      <text:p text:style-name="P5"/>
      <text:p text:style-name="P6">Supongamos un vector de longitud 5:</text:p>
      <text:p text:style-name="P6"/>
      <text:p text:style-name="P6"><text:span text:style-name="T4">3</text:span> 2 4 1 2</text:p>
      <text:p text:style-name="P6"/>
      <text:p text:style-name="P6">Empezamos en el 2. Se compara con lo que tiene a la <text:span text:style-name="T5">derecha</text:span></text:p>
      <text:p text:style-name="P6"/>
      <text:p text:style-name="P6">2 <text:span text:style-name="T4">3</text:span> 4 1 2</text:p>
      <text:p text:style-name="P6"/>
      <text:p text:style-name="P6">Vamos avanzando componentes, comparando y desplazando en cada insercion</text:p>
      <text:p text:style-name="P6"/>
      <text:p text:style-name="P6">2 3 <text:span text:style-name="T4">4</text:span> 1 2</text:p>
      <text:p text:style-name="P6"/>
      <text:p text:style-name="P6">1 2 3 <text:span text:style-name="T4">4</text:span> 2</text:p>
      <text:p text:style-name="P6"/>
      <text:p text:style-name="P6">1 2 2 3 <text:span text:style-name="T4">4</text:span></text:p>
      <text:p text:style-name="P6"/>
      <text:p text:style-name="P6">El pseudocódigo sería:</text:p>
      <text:p text:style-name="P6"/>
      <text:p text:style-name="P6">para (i de 1 a <text:span text:style-name="T1">n</text:span> – 1) <text:span text:style-name="T3">hacer</text:span></text:p>
      <text:p text:style-name="P9">{</text:p>
      <text:p text:style-name="P6"><text:tab/>aux = v<text:span text:style-name="T1">[</text:span>i<text:span text:style-name="T1">]</text:span>;</text:p>
      <text:p text:style-name="P6"><text:tab/>j = i – 1;</text:p>
      <text:p text:style-name="P6"/>
      <text:p text:style-name="P6"><text:tab/>mientras (v<text:span text:style-name="T1">[</text:span>j<text:span text:style-name="T1">]</text:span> &gt; aux y j &gt; 0) hacer</text:p>
      <text:p text:style-name="P6"><text:tab/>{</text:p>
      <text:p text:style-name="P6"><text:tab/><text:tab/>v<text:span text:style-name="T1">[</text:span>j + 1<text:span text:style-name="T1">]</text:span> = v<text:span text:style-name="T1">[</text:span>j<text:span text:style-name="T1">]</text:span>;</text:p>
      <text:p text:style-name="P6"><text:tab/><text:tab/><text:span text:style-name="T2">j= j – 1;</text:span></text:p>
      <text:p text:style-name="P6"><text:tab/>}</text:p>
      <text:p text:style-name="P6"><text:tab/></text:p>
      <text:p text:style-name="P6"><text:tab/>si (v<text:span text:style-name="T1">[</text:span>j<text:span text:style-name="T1">]</text:span> &gt; aux)</text:p>
      <text:p text:style-name="P6"><text:tab/>{</text:p>
      <text:p text:style-name="P6"><text:tab/><text:tab/>v<text:span text:style-name="T1">[</text:span>j + 1<text:span text:style-name="T1">]</text:span> = v<text:span text:style-name="T1">[</text:span>j<text:span text:style-name="T1">]</text:span>;</text:p>
      <text:p text:style-name="P6"><text:tab/><text:tab/>v<text:span text:style-name="T1">[</text:span>j<text:span text:style-name="T1">]</text:span> = aux;</text:p>
      <text:p text:style-name="P6"><text:tab/>}</text:p>
      <text:p text:style-name="P6"><text:tab/>else</text:p>
      <text:p text:style-name="P6"><text:tab/>{</text:p>
      <text:p text:style-name="P6"><text:tab/><text:tab/>v<text:span text:style-name="T1">[</text:span>j + 1<text:span text:style-name="T1">]</text:span> = aux;</text:p>
      <text:p text:style-name="P6"><text:tab/>}</text:p>
      <text:p text:style-name="P6"/>
      <text:p text:style-name="P6"><text:tab/>Imprime el vector</text:p>
      <text:p text:style-name="P9"><text:soft-page-break/>}</text:p>
      <text:p text:style-name="P6"/>
      <text:p text:style-name="P9">Todos los vectores para ordenarlos se repiten n – 1 veces, siendo n la longitud del vector</text:p>
      <text:p text:style-name="P9"/>
      <text:p text:style-name="P9"/>
      <text:p text:style-name="P3">Selección directa:</text:p>
      <text:p text:style-name="P10"/>
      <text:p text:style-name="P10">El método consiste en repetir el siguiente proceso desde el primero hasta el penúltimo:</text:p>
      <text:p text:style-name="P10"/>
      <text:p text:style-name="P10">Se selecciona la componente de menor valor de todas las situadas a la derecha de la tratada.</text:p>
      <text:p text:style-name="P10"/>
      <text:p text:style-name="P7">Supongamos un vector de longitud 5:</text:p>
      <text:p text:style-name="P7"/>
      <text:p text:style-name="P7"><text:span text:style-name="T4">3</text:span> 2 4 1 2</text:p>
      <text:p text:style-name="P7"/>
      <text:p text:style-name="P7">Empezamos en el <text:span text:style-name="T3">3</text:span>. Se compara con lo<text:span text:style-name="T3">s</text:span> que tiene a la <text:span text:style-name="T3">derecha y se intercambia con el menor</text:span></text:p>
      <text:p text:style-name="P7"/>
      <text:p text:style-name="P10">1 <text:span text:style-name="T4">2</text:span> 4 3 2</text:p>
      <text:p text:style-name="P7"/>
      <text:p text:style-name="P7">Vamos avanzando componentes, comparando <text:span text:style-name="T3">e intercambiando con la mas pequeña</text:span></text:p>
      <text:p text:style-name="P7"/>
      <text:p text:style-name="P10">1 2 <text:span text:style-name="T4">4</text:span> 3 2</text:p>
      <text:p text:style-name="P7"/>
      <text:p text:style-name="P10">1 2 2 <text:span text:style-name="T4">3</text:span> 4</text:p>
      <text:p text:style-name="P7"/>
      <text:p text:style-name="P10">1 2 3 4 <text:span text:style-name="T4">4</text:span></text:p>
      <text:p text:style-name="P18"/>
      <text:p text:style-name="P11">El pseudocódigo sería:</text:p>
      <text:p text:style-name="P11"/>
      <text:p text:style-name="P13">para (i de 0 a n – 2) hacer</text:p>
      <text:p text:style-name="P13">{</text:p>
      <text:p text:style-name="P13"><text:tab/>k = i</text:p>
      <text:p text:style-name="P13"><text:tab/>aux = v[i]</text:p>
      <text:p text:style-name="P13"><text:tab/></text:p>
      <text:p text:style-name="P13"><text:tab/>para (j de i <text:span text:style-name="T5">+ 1</text:span> a n – 1) hacer</text:p>
      <text:p text:style-name="P13"><text:tab/>{</text:p>
      <text:p text:style-name="P13"><text:tab/><text:tab/>si (v[j] &lt; aux)</text:p>
      <text:p text:style-name="P13"><text:tab/><text:tab/>{</text:p>
      <text:p text:style-name="P13"><text:tab/><text:tab/><text:tab/>k = j</text:p>
      <text:p text:style-name="P13"><text:tab/><text:tab/><text:tab/>aux = v[j]</text:p>
      <text:p text:style-name="P13"><text:tab/><text:tab/>}</text:p>
      <text:p text:style-name="P13"><text:tab/>}</text:p>
      <text:p text:style-name="P14"><text:tab/>v[k] = v[i]</text:p>
      <text:p text:style-name="P14"><text:tab/>v[i] = aux</text:p>
      <text:p text:style-name="P13"><text:soft-page-break/>}</text:p>
      <text:p text:style-name="P13">//ImprimirVector</text:p>
      <text:p text:style-name="P13"/>
      <text:p text:style-name="P13"/>
      <text:p text:style-name="P4">Intercambio directo (método de la burbuja):</text:p>
      <text:p text:style-name="P4"/>
      <text:p text:style-name="P15">Este método tiene dos versiones basadas en la misma idea que consiste en recorrer sucesivamente el vector comparando los elementos consecutivos e intercambiándolos cuando estén descolocados. El recorrido del vector se puede hacer de izquierda a derecha (desplazando los valores mayores a la derecha) o de derecha a izquierda (desplazando los valores menores a la izquierda), ambos clasifican en orden ascendente.</text:p>
      <text:p text:style-name="P15"/>
      <text:p text:style-name="P17">Recorrido de izquierda a derecha</text:p>
      <text:p text:style-name="P15">Esta versión del método va colocando en cada pasada el mayor elemento de los tratados en la última posición quedando colocado y por lo tanto excluido de los elementos a tratar en la siguiente pasada.</text:p>
      <text:p text:style-name="P15"/>
      <text:p text:style-name="P8">Supongamos un vector de longitud 5:</text:p>
      <text:p text:style-name="P8"/>
      <text:p text:style-name="P12">3 2 4 1 2</text:p>
      <text:p text:style-name="P12"/>
      <text:p text:style-name="P8">Se compara<text:span text:style-name="T6">n</text:span> <text:span text:style-name="T6">los números </text:span>con <text:span text:style-name="T6">el</text:span> que tiene a la <text:span text:style-name="T3">derecha y se intercambia si es menor</text:span></text:p>
      <text:p text:style-name="P8"/>
      <text:p text:style-name="P15">2 3 1 2 <text:span text:style-name="T4">4</text:span></text:p>
      <text:p text:style-name="P15">2 1 2 <text:span text:style-name="T4">3 4</text:span></text:p>
      <text:p text:style-name="P15">1 2<text:span text:style-name="T4"> 2 3 4</text:span></text:p>
      <text:p text:style-name="P15">1 <text:span text:style-name="T4">2 2 3 4</text:span></text:p>
      <text:p text:style-name="P17"/>
      <text:p text:style-name="P16">En pseudocódigo sería:</text:p>
      <text:p text:style-name="P16"/>
      <text:p text:style-name="P16">para (i de n – 2 a 0) hacer</text:p>
      <text:p text:style-name="P16">{</text:p>
      <text:p text:style-name="P16"><text:tab/>para (j de 0 a i) hacer</text:p>
      <text:p text:style-name="P16"><text:tab/>{</text:p>
      <text:p text:style-name="P16"><text:tab/><text:tab/>si (v[j] &gt; v[j + 1])</text:p>
      <text:p text:style-name="P16"><text:tab/><text:tab/>{</text:p>
      <text:p text:style-name="P16"><text:tab/><text:tab/><text:tab/>aux = v[j]</text:p>
      <text:p text:style-name="P16"><text:tab/><text:tab/><text:tab/>v[j] = v[j + 1]</text:p>
      <text:p text:style-name="P16"><text:tab/><text:tab/><text:tab/>v[j + 1] = aux</text:p>
      <text:p text:style-name="P16"><text:tab/><text:tab/>}</text:p>
      <text:p text:style-name="P16"><text:tab/>}</text:p>
      <text:p text:style-name="P16"><text:tab/>//Imprimir vector</text:p>
      <text:p text:style-name="P16">}</text:p>
      <text:p text:style-name="P17"/>
      <text:p text:style-name="P17">Recorrido de derecha a izquierda</text:p>
      <text:p text:style-name="P15">Esta versión del método va colocando en cada pasada el mayor elemento de los tratados en la última posición quedando colocado y por lo tanto excluido de <text:soft-page-break/>los elementos a tratar en la siguiente pasada.</text:p>
      <text:p text:style-name="P15"/>
      <text:p text:style-name="P8">Supongamos un vector de longitud 5:</text:p>
      <text:p text:style-name="P8"/>
      <text:p text:style-name="P12">3 2 4 1 2</text:p>
      <text:p text:style-name="P12"/>
      <text:p text:style-name="P12">Se compara<text:span text:style-name="T6">n</text:span> <text:span text:style-name="T6">los números </text:span>con <text:span text:style-name="T6">el</text:span> que tiene a la <text:span text:style-name="T6">izquierda y se intercambia si es menor</text:span></text:p>
      <text:p text:style-name="P12"/>
      <text:p text:style-name="P15"><text:span text:style-name="T4">1</text:span> 3 2 4 2</text:p>
      <text:p text:style-name="P15"><text:span text:style-name="T4">1 2</text:span> 3 2 4</text:p>
      <text:p text:style-name="P15"><text:span text:style-name="T4">1 2 2</text:span> 3 4</text:p>
      <text:p text:style-name="P15"><text:span text:style-name="T4">1 2 2 3</text:span> 4</text:p>
      <text:p text:style-name="P15"/>
      <text:p text:style-name="P16">En pseudocódigo sería:</text:p>
      <text:p text:style-name="P16"/>
      <text:p text:style-name="P16">para (i de 0 a n - <text:span text:style-name="T8">1</text:span>) hacer</text:p>
      <text:p text:style-name="P16">{</text:p>
      <text:p text:style-name="P16"><text:tab/>para (j de n - <text:span text:style-name="T8">1</text:span> a i) hacer</text:p>
      <text:p text:style-name="P16"><text:tab/>{</text:p>
      <text:p text:style-name="P16"><text:tab/><text:tab/>si (v[j - <text:span text:style-name="T7">1</text:span>] &gt; v[j])</text:p>
      <text:p text:style-name="P16"><text:tab/><text:tab/>{</text:p>
      <text:p text:style-name="P16"><text:tab/><text:tab/><text:tab/>aux = v[j - <text:span text:style-name="T7">1</text:span>]</text:p>
      <text:p text:style-name="P16"><text:tab/><text:tab/><text:tab/>v[j - 1] = v[j]</text:p>
      <text:p text:style-name="P16"><text:tab/><text:tab/><text:tab/>v[j] = aux</text:p>
      <text:p text:style-name="P16"><text:tab/><text:tab/>}</text:p>
      <text:p text:style-name="P16"><text:tab/>}</text:p>
      <text:p text:style-name="P16"><text:tab/>//Imprimir vector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51:56.164000000</meta:creation-date>
    <dc:date>2018-11-13T21:45:06.705000000</dc:date>
    <meta:editing-duration>PT2H46M30S</meta:editing-duration>
    <meta:editing-cycles>8</meta:editing-cycles>
    <meta:generator>LibreOffice/6.1.1.2$Windows_x86 LibreOffice_project/5d19a1bfa650b796764388cd8b33a5af1f5baa1b</meta:generator>
    <meta:document-statistic meta:table-count="0" meta:image-count="0" meta:object-count="0" meta:page-count="4" meta:paragraph-count="111" meta:word-count="662" meta:character-count="3077" meta:non-whitespace-character-count="2436"/>
  </office:meta>
</office:document-meta>
</file>